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2" text:outline-level="2"><text:bookmark-start text:name="contribution---effaçage-de-null-parfois-affiché-dans-un-article"/>Contribution - effaçage de <text:span text:style-name="Source_Text">null</text:span> parfois affiché dans un article<text:bookmark-end text:name="contribution---effaçage-de-null-parfois-affiché-dans-un-article"/></text:h>
      <text:p text:style-name="First_20_paragraph">Un blog sous Ghost est alimenté par des articles. Le bug étudié ici consiste au fait qu’un article sous Ghost pouvait afficher <text:span text:style-name="Source_Text">null</text:span> sous certaines conditions lorsqu’il était vide (cf. <text:a xlink:type="simple" xlink:href="https://github.com/TryGhost/Ghost/issues/10612" office:name=""><text:span text:style-name="Definition">issue #10612</text:span></text:a>). Bien entendu, le comportement attendu visait à afficher un contenu vide. Pour reproduire le bug, il fallait, lors de la création dudit article (sous la partie d’administration du site) : - cliquer sur le champs de titre - cliquer sur le champs de contenu, écrire un espace et le supprimer - publier l’article Ces étapes de reproduction du bug étaient déjà donnés par un des développeur de Ghost lorsqu’on a commencé à le corriger.</text:p>
      <text:p text:style-name="Text_20_body">Il a été nécessaire de comprendre le workflow de Ghost pour gérer ses articles pour comprendre agir et régler le bug au bon endroit : le problème peut venir de l’affichage de l’article ou de sa sauvegarde.</text:p>
      <text:h text:style-name="Heading_20_3" text:outline-level="3"><text:bookmark-start text:name="workflow-de-ghost-sur-la-création-darticles"/>Workflow de Ghost sur la création d’articles<text:bookmark-end text:name="workflow-de-ghost-sur-la-création-darticles"/></text:h>
      <text:p text:style-name="First_20_paragraph">Tout d’abord, l’article est sauvegardé sous un format Mobiledoc. Le principe de Mobiledoc est de conserver les données et les métadonnées des articles d’un journal, d’un blog etc. sous un format basé sur le Json, pour ensuite les rendre (notamment) au format HTML, DOM et TEXT - grâce à l’utilitaire <text:a xlink:type="simple" xlink:href="https://github.com/bustle/mobiledoc-kit" office:name=""><text:span text:style-name="Definition">Mobiledoc-Kit</text:span></text:a>.</text:p>
      <text:p text:style-name="Text_20_body">Ghost utilise aussi un système de sauvegarde sous Ajax pour enregistrer l’article en temps réel pendant sa rédaction. On a supposé que le problème pouvait aussi venir de ce système, étant donné les étapes de reproduction : l’article est correctement vide à la base - il est donc correctement initialisé - et n’affiche <text:span text:style-name="Source_Text">null</text:span> qu’après avoir été modifié, donc après avoir fait appel à la fonction de sauvegarde automatique.</text:p>
      <text:p text:style-name="Text_20_body">Ghost utilise des thèmes pour gérer le front-end. Pour faire l’interface entre les thèmes et le contenu présent dans les bases de données, Ghost utilise des “helpers”. Les helpers agissent comme un moteur de templates : dans le contenu HTML, préciser <text:span text:style-name="Source_Text">{{content}}</text:span> fait appel au helper du même nom (sous <text:span text:style-name="Source_Text">Ghost/core/server/helpers</text:span>). Dans le thème par défaut de Ghost, l’article est visible sous plusieurs formes : des “cards”, où un résumé de l’article est présenté, sont visibles sur la page d’accueil et des pages où l’article est présenté dans son intégralité. Le bug ne s’affichait que dans le deuxième cas. Vu que les helpers appelés dans les deux cas pour afficher le contenu ne sont pas les mêmes - respectivement <text:span text:style-name="Source_Text">excerpt</text:span> et <text:span text:style-name="Source_Text">content</text:span> - on en a déduit que le problème venait probablement (au moins en partie) de là : si deux helpers censés afficher presque la même chose (<text:span text:style-name="Source_Text">excerpt</text:span> renvoi juste les premières lignes que <text:span text:style-name="Source_Text">content</text:span> est censé renvoyer).</text:p>
      <text:h text:style-name="Heading_20_3" text:outline-level="3"><text:bookmark-start text:name="résolution"/>Résolution<text:bookmark-end text:name="résolution"/></text:h>
      <text:p text:style-name="First_20_paragraph">A cause du manque de documentation vis-à-vis du fonctionnement du code de Ghost, que ce soit au niveau des commentaires dans les fichiers source ou au niveau de la documentation sur internet, il a fallu chercher dans les fichiers un à un pour parvenir à comprendre comment Ghost gère ses messages, et c’est ce qui a été le plus long et fastidieux. Cependant, Ghost possède une arborescence de fichiers relativement claire et explicite, facilitant la tâche.</text:p>
      <text:p text:style-name="Text_20_body">Avec toutes ces informations en main, la suite n’est pas compliquée et tiens en trois lignes (cf. <text:a xlink:type="simple" xlink:href="https://github.com/TryGhost/Ghost/pull/10617" office:name=""><text:span text:style-name="Definition">pull request</text:span></text:a>) :</text:p>
      <text:p text:style-name="P1">// In `Ghost/core/server/helpers/content.js`</text:p>
      <text:p text:style-name="P2">if (this.html === null) {</text:p>
      <text:p text:style-name="P3"><text:s text:c="4"/>this.html = '';</text:p>
      <text:p text:style-name="P4">}</text:p>
      <text:p text:style-name="First_20_paragraph">A la suite de la proposition de cette résolution, les mainteneurs de Ghost ont découvert qu’il y avait également un problème avec leur parser html pour Mobiledoc. Il devait normalement toujours renvoyer <text:span text:style-name="Source_Text">null</text:span> sur un contenu vide et ensuite l’helper devait se charger d’enlever ce <text:span text:style-name="Source_Text">null</text:span> pour le remplacer par une chaine vide, comme dans la solution que nous avons proposé (cf. <text:a xlink:type="simple" xlink:href="https://github.com/TryGhost/Ghost/pull/10617#issuecomment-473875886" office:name=""><text:span text:style-name="Definition">réponse de Naz Gargol à la P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meta:generator>
    <dc:title/>
    <dc:description/>
    <dc:subject/>
    <meta:keyword/>
    <meta:initial-creator/>
    <dc:creator/>
    <meta:creation-date>2019-03-24T18:16:55Z</meta:creation-date>
    <dc:date>2019-03-24T18:16:55Z</dc:date>
  </office:meta>
</office:document-meta>
</file>